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1.519cm" fo:break-before="auto" style:use-optimal-row-height="true"/>
    </style:style>
    <style:style style:name="ro8" style:family="table-row">
      <style:table-row-properties style:row-height="0.55cm" fo:break-before="auto" style:use-optimal-row-height="true"/>
    </style:style>
    <style:style style:name="ro9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31" style:family="table-cell" style:parent-style-name="Default">
      <style:table-cell-properties fo:border-bottom="none" fo:border-left="0.018cm solid #000000" fo:border-right="0.018cm solid #000000" fo:border-top="none"/>
    </style:style>
    <style:style style:name="ce32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3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0"/>
    <style:style style:name="ce16" style:family="table-cell" style:parent-style-name="Default">
      <style:text-properties style:font-name="Arial" style:font-name-asian="ＭＳ Ｐゴシック1" style:font-name-complex="Lucida Sans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 style:data-style-name="N158"/>
    <style:style style:name="ce19" style:family="table-cell" style:parent-style-name="Default" style:data-style-name="N158">
      <style:text-properties style:font-name="Arial" style:font-name-asian="ＭＳ Ｐゴシック1" style:font-name-complex="Lucida Sans"/>
    </style:style>
    <style:style style:name="ce20" style:family="table-cell" style:parent-style-name="Default" style:data-style-name="N40"/>
    <style:style style:name="ce21" style:family="table-cell" style:parent-style-name="Default" style:data-style-name="N40">
      <style:text-properties style:font-name="Arial" style:font-name-asian="ＭＳ Ｐゴシック1" style:font-name-complex="Lucida Sans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4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</style:style>
    <style:style style:name="ce27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29" style:family="table-cell" style:parent-style-name="Default">
      <style:table-cell-properties fo:border-bottom="none" fo:border-left="0.002cm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3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39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4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-bottom="0.002cm solid #000000" fo:border-left="0.035cm solid #000000" fo:border-right="none" fo:border-top="none"/>
    </style:style>
    <style:style style:name="ce42" style:family="table-cell" style:parent-style-name="Default">
      <style:table-cell-properties fo:border-bottom="none" fo:border-left="0.002cm solid #000000" fo:border-right="none" fo:border-top="none"/>
    </style:style>
    <style:style style:name="ce43" style:family="table-cell" style:parent-style-name="Default">
      <style:table-cell-properties fo:border-bottom="none" fo:border-left="0.002cm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" style:base-cell-address="作業履歴.K11"/>
    </style:style>
    <style:style style:name="ce44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number-columns-repeated="2" table:default-cell-style-name="ce20"/>
        <table:table-column table:style-name="co11" table:default-cell-style-name="Default"/>
        <table:table-column table:style-name="co16" table:number-columns-repeated="2" table:default-cell-style-name="ce23"/>
        <table:table-column table:style-name="co17" table:default-cell-style-name="ce29"/>
        <table:table-column table:style-name="co17" table:default-cell-style-name="ce39"/>
        <table:table-column table:style-name="co18" table:number-columns-repeated="4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8" table:default-cell-style-name="ce29"/>
        <table:table-column table:style-name="co18" table:number-columns-repeated="5" table:default-cell-style-name="ce39"/>
        <table:table-column table:style-name="co19" table:default-cell-style-name="ce43"/>
        <table:table-column table:style-name="co20" table:number-columns-repeated="12" table:default-cell-style-name="ce28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>
            <text:p>チーム作業報告書</text:p>
          </table:table-cell>
          <table:table-cell table:style-name="ce9"/>
          <table:table-cell table:style-name="ce17" office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7" office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24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［プロジェクト名］</text:p>
          </table:table-cell>
          <table:table-cell table:style-name="ce11"/>
          <table:table-cell table:style-name="ce11" office:value-type="string">
            <text:p>ペグ・ソリティア作成</text:p>
          </table:table-cell>
          <table:table-cell table:style-name="ce11" table:number-columns-repeated="7"/>
          <table:table-cell table:style-name="ce24" office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6">
          <table:table-cell table:style-name="ce11" office:value-type="string">
            <text:p>［チーム名］</text:p>
          </table:table-cell>
          <table:table-cell table:style-name="ce11"/>
          <table:table-cell table:style-name="ce11" office:value-type="string">
            <text:p>CSEソフト開発部</text:p>
          </table:table-cell>
          <table:table-cell table:style-name="ce11" table:number-columns-repeated="7"/>
          <table:table-cell table:style-name="ce24" office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24" office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5" office:value-type="date" office:date-value="2014-05-30T15:00:00">
            <text:p>05/30 15:00</text:p>
          </table:table-cell>
          <table:table-cell table:style-name="ce37" table:formula="of:=[.K7]+1/48" office:value-type="date" office:date-value="2014-05-30T15:30:00">
            <text:p>05/30 15:30</text:p>
          </table:table-cell>
          <table:table-cell table:style-name="ce37" table:formula="of:=[.K7]+2/48" office:value-type="date" office:date-value="2014-05-30T16:00:00">
            <text:p>05/30 16:00</text:p>
          </table:table-cell>
          <table:table-cell table:style-name="ce37" table:formula="of:=[.K7]+3/48" office:value-type="date" office:date-value="2014-05-30T16:30:00">
            <text:p>05/30 16:30</text:p>
          </table:table-cell>
          <table:table-cell table:style-name="ce37" table:formula="of:=[.K7]+4/48" office:value-type="date" office:date-value="2014-05-30T17:00:00">
            <text:p>05/30 17:00</text:p>
          </table:table-cell>
          <table:table-cell table:style-name="ce37" table:formula="of:=[.K7]+5/48" office:value-type="date" office:date-value="2014-05-30T17:30:00">
            <text:p>05/30 17:30</text:p>
          </table:table-cell>
          <table:table-cell table:style-name="ce25" office:value-type="date" office:date-value="2014-06-06T15:00:00">
            <text:p>06/06 15:00</text:p>
          </table:table-cell>
          <table:table-cell table:style-name="ce37" table:formula="of:=[.Q7]+1/48" office:value-type="date" office:date-value="2014-06-06T15:30:00">
            <text:p>06/06 15:30</text:p>
          </table:table-cell>
          <table:table-cell table:style-name="ce37" table:formula="of:=[.Q7]+2/48" office:value-type="date" office:date-value="2014-06-06T16:00:00">
            <text:p>06/06 16:00</text:p>
          </table:table-cell>
          <table:table-cell table:style-name="ce37" table:formula="of:=[.Q7]+3/48" office:value-type="date" office:date-value="2014-06-06T16:30:00">
            <text:p>06/06 16:30</text:p>
          </table:table-cell>
          <table:table-cell table:style-name="ce37" table:formula="of:=[.Q7]+4/48" office:value-type="date" office:date-value="2014-06-06T17:00:00">
            <text:p>06/06 17:00</text:p>
          </table:table-cell>
          <table:table-cell table:style-name="ce37" table:formula="of:=[.Q7]+5/48" office:value-type="date" office:date-value="2014-06-06T17:30:00">
            <text:p>06/06 17:30</text:p>
          </table:table-cell>
          <table:table-cell table:style-name="ce25" office:value-type="date" office:date-value="2014-06-13T15:00:00">
            <text:p>06/13 15:00</text:p>
          </table:table-cell>
          <table:table-cell table:style-name="ce37" table:formula="of:=[.W7]+1/48" office:value-type="date" office:date-value="2014-06-13T15:30:00">
            <text:p>06/13 15:30</text:p>
          </table:table-cell>
          <table:table-cell table:style-name="ce37" table:formula="of:=[.W7]+2/48" office:value-type="date" office:date-value="2014-06-13T16:00:00">
            <text:p>06/13 16:00</text:p>
          </table:table-cell>
          <table:table-cell table:style-name="ce37" table:formula="of:=[.W7]+3/48" office:value-type="date" office:date-value="2014-06-13T16:30:00">
            <text:p>06/13 16:30</text:p>
          </table:table-cell>
          <table:table-cell table:style-name="ce37" table:formula="of:=[.W7]+4/48" office:value-type="date" office:date-value="2014-06-13T17:00:00">
            <text:p>06/13 17:00</text:p>
          </table:table-cell>
          <table:table-cell table:style-name="ce37" table:formula="of:=[.W7]+5/48" office:value-type="date" office:date-value="2014-06-13T17:30:00">
            <text:p>06/13 17:30</text:p>
          </table:table-cell>
          <table:table-cell table:style-name="ce25" office:value-type="date" office:date-value="2014-06-20T15:00:00">
            <text:p>06/20 15:00</text:p>
          </table:table-cell>
          <table:table-cell table:style-name="ce37" table:formula="of:=[.AC7]+1/48" office:value-type="date" office:date-value="2014-06-20T15:30:00">
            <text:p>06/20 15:30</text:p>
          </table:table-cell>
          <table:table-cell table:style-name="ce37" table:formula="of:=[.AC7]+2/48" office:value-type="date" office:date-value="2014-06-20T16:00:00">
            <text:p>06/20 16:00</text:p>
          </table:table-cell>
          <table:table-cell table:style-name="ce37" table:formula="of:=[.AC7]+3/48" office:value-type="date" office:date-value="2014-06-20T16:30:00">
            <text:p>06/20 16:30</text:p>
          </table:table-cell>
          <table:table-cell table:style-name="ce37" table:formula="of:=[.AC7]+4/48" office:value-type="date" office:date-value="2014-06-20T17:00:00">
            <text:p>06/20 17:00</text:p>
          </table:table-cell>
          <table:table-cell table:style-name="ce37" table:formula="of:=[.AC7]+5/48" office:value-type="date" office:date-value="2014-06-20T17:30:00">
            <text:p>06/20 17:30</text:p>
          </table:table-cell>
          <table:table-cell table:style-name="ce25" office:value-type="date" office:date-value="2014-06-27T15:00:00">
            <text:p>06/27 15:00</text:p>
          </table:table-cell>
          <table:table-cell table:style-name="ce37" table:formula="of:=[.AI7]+1/48" office:value-type="date" office:date-value="2014-06-27T15:30:00">
            <text:p>06/27 15:30</text:p>
          </table:table-cell>
          <table:table-cell table:style-name="ce37" table:formula="of:=[.AI7]+2/48" office:value-type="date" office:date-value="2014-06-27T16:00:00">
            <text:p>06/27 16:00</text:p>
          </table:table-cell>
          <table:table-cell table:style-name="ce37" table:formula="of:=[.AI7]+3/48" office:value-type="date" office:date-value="2014-06-27T16:30:00">
            <text:p>06/27 16:30</text:p>
          </table:table-cell>
          <table:table-cell table:style-name="ce37" table:formula="of:=[.AI7]+4/48" office:value-type="date" office:date-value="2014-06-27T17:00:00">
            <text:p>06/27 17:00</text:p>
          </table:table-cell>
          <table:table-cell table:style-name="ce37" table:formula="of:=[.AI7]+5/48" office:value-type="date" office:date-value="2014-06-27T17:30:00">
            <text:p>06/27 17:30</text:p>
          </table:table-cell>
          <table:table-cell table:style-name="ce25" office:value-type="date" office:date-value="2014-07-04T15:00:00">
            <text:p>07/04 15:00</text:p>
          </table:table-cell>
          <table:table-cell table:style-name="ce37" table:formula="of:=[.AO7]+1/48" office:value-type="date" office:date-value="2014-07-04T15:30:00">
            <text:p>07/04 15:30</text:p>
          </table:table-cell>
          <table:table-cell table:style-name="ce37" table:formula="of:=[.AO7]+2/48" office:value-type="date" office:date-value="2014-07-04T16:00:00">
            <text:p>07/04 16:00</text:p>
          </table:table-cell>
          <table:table-cell table:style-name="ce37" table:formula="of:=[.AO7]+3/48" office:value-type="date" office:date-value="2014-07-04T16:30:00">
            <text:p>07/04 16:30</text:p>
          </table:table-cell>
          <table:table-cell table:style-name="ce37" table:formula="of:=[.AO7]+4/48" office:value-type="date" office:date-value="2014-07-04T17:00:00">
            <text:p>07/04 17:00</text:p>
          </table:table-cell>
          <table:table-cell table:style-name="ce37" table:formula="of:=[.AO7]+5/48" office:value-type="date" office:date-value="2014-07-04T17:30:00">
            <text:p>07/04 17:30</text:p>
          </table:table-cell>
          <table:table-cell table:style-name="ce40" office:value-type="date" office:date-value="2014-07-11T15:00:00">
            <text:p>07/11 15:00</text:p>
          </table:table-cell>
          <table:table-cell table:style-name="ce37" table:formula="of:=[.AU7]+1/48" office:value-type="date" office:date-value="2014-07-11T15:30:00">
            <text:p>07/11 15:30</text:p>
          </table:table-cell>
          <table:table-cell table:style-name="ce37" table:formula="of:=[.AU7]+2/48" office:value-type="date" office:date-value="2014-07-11T16:00:00">
            <text:p>07/11 16:00</text:p>
          </table:table-cell>
          <table:table-cell table:style-name="ce37" table:formula="of:=[.AU7]+3/48" office:value-type="date" office:date-value="2014-07-11T16:30:00">
            <text:p>07/11 16:30</text:p>
          </table:table-cell>
          <table:table-cell table:style-name="ce37" table:formula="of:=[.AU7]+4/48" office:value-type="date" office:date-value="2014-07-11T17:00:00">
            <text:p>07/11 17:00</text:p>
          </table:table-cell>
          <table:table-cell table:style-name="ce37" table:formula="of:=[.AU7]+5/48" office:value-type="date" office:date-value="2014-07-11T17:30:00">
            <text:p>07/11 17:30</text:p>
          </table:table-cell>
          <table:table-cell table:style-name="ce40" office:value-type="date" office:date-value="2014-07-18T15:00:00">
            <text:p>07/18 15:00</text:p>
          </table:table-cell>
          <table:table-cell table:style-name="ce37" table:formula="of:=[.BA7]+1/48" office:value-type="date" office:date-value="2014-07-18T15:30:00">
            <text:p>07/18 15:30</text:p>
          </table:table-cell>
          <table:table-cell table:style-name="ce37" table:formula="of:=[.BA7]+2/48" office:value-type="date" office:date-value="2014-07-18T16:00:00">
            <text:p>07/18 16:00</text:p>
          </table:table-cell>
          <table:table-cell table:style-name="ce37" table:formula="of:=[.BA7]+3/48" office:value-type="date" office:date-value="2014-07-18T16:30:00">
            <text:p>07/18 16:30</text:p>
          </table:table-cell>
          <table:table-cell table:style-name="ce37" table:formula="of:=[.BA7]+4/48" office:value-type="date" office:date-value="2014-07-18T17:00:00">
            <text:p>07/18 17:00</text:p>
          </table:table-cell>
          <table:table-cell table:style-name="ce37" table:formula="of:=[.BA7]+5/48" office:value-type="date" office:date-value="2014-07-18T17:30:00">
            <text:p>07/18 17:30</text:p>
          </table:table-cell>
          <table:table-cell table:style-name="ce25" table:formula="of:=[.BA7]+6/48" office:value-type="date" office:date-value="2014-07-18T18:00:00">
            <text:p>07/18 18:00</text:p>
          </table:table-cell>
          <table:table-cell table:style-name="ce44" table:number-columns-repeated="12"/>
          <table:table-cell table:number-columns-repeated="953"/>
        </table:table-row>
        <table:table-row table:style-name="ro3">
          <table:table-cell office:value-type="string">
            <text:p>予定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 office:value-type="string">
            <text:p>日付</text:p>
          </table:table-cell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2" office:value-type="string">
            <text:p>達成率(%)</text:p>
          </table:table-cell>
          <table:table-cell table:style-name="ce22" table:number-columns-repeated="2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9])+[.F9]" office:value-type="float" office:value="41789.6527777778">
            <text:p>.</text:p>
          </table:table-cell>
          <table:table-cell table:formula="of:=ROUND([.$E9])+[.G9]" office:value-type="float" office:value="41789.6666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3">
          <table:table-cell/>
          <table:table-cell office:value-type="float" office:value="1.2">
            <text:p>1.2</text:p>
          </table:table-cell>
          <table:table-cell table:style-name="ce16" office:value-type="string">
            <text:p>システム提案書作成</text:p>
          </table:table-cell>
          <table:table-cell office:value-type="string">
            <text:p>清水駿</text:p>
          </table:table-cell>
          <table:table-cell table:style-name="ce19" office:value-type="date" office:date-value="2014-05-30">
            <text:p>5月30日</text:p>
          </table:table-cell>
          <table:table-cell table:style-name="ce21" office:value-type="time" office:time-value="PT16H10M00S">
            <text:p>16:10</text:p>
          </table:table-cell>
          <table:table-cell table:style-name="ce21" office:value-type="time" office:time-value="PT17H20M00S">
            <text:p>17:20</text:p>
          </table:table-cell>
          <table:table-cell office:value-type="float" office:value="100">
            <text:p>100</text:p>
          </table:table-cell>
          <table:table-cell table:formula="of:=ROUND([.$E10])+[.F10]" office:value-type="float" office:value="41789.6736111111">
            <text:p>.</text:p>
          </table:table-cell>
          <table:table-cell table:formula="of:=ROUND([.$E10])+[.G10]" office:value-type="float" office:value="41789.7222222222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table:style-name="ce19"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50M00S">
            <text:p>17:50</text:p>
          </table:table-cell>
          <table:table-cell office:value-type="float" office:value="10">
            <text:p>10</text:p>
          </table:table-cell>
          <table:table-cell table:formula="of:=ROUND([.$E11])+[.F11]" office:value-type="float" office:value="41789.6736111111">
            <text:p>.</text:p>
          </table:table-cell>
          <table:table-cell table:formula="of:=ROUND([.$E11])+[.G11]" office:value-type="float" office:value="41789.7430555556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12])+[.F12]" office:value-type="float" office:value="41789.7083333333">
            <text:p>.</text:p>
          </table:table-cell>
          <table:table-cell table:formula="of:=ROUND([.$E12])+[.G12]" office:value-type="float" office:value="41789.7361111111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8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formula="of:=ROUND([.$E13])+[.F13]" office:value-type="float" office:value="41796.6666666667">
            <text:p>.</text:p>
          </table:table-cell>
          <table:table-cell table:formula="of:=ROUND([.$E13])+[.G13]" office:value-type="float" office:value="41796.70833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8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14])+[.F14]" office:value-type="float" office:value="41796.7291666667">
            <text:p>.</text:p>
          </table:table-cell>
          <table:table-cell table:formula="of:=ROUND([.$E14])+[.G14]" office:value-type="float" office:value="41796.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8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15])+[.F15]" office:value-type="float" office:value="41796.7256944444">
            <text:p>.</text:p>
          </table:table-cell>
          <table:table-cell table:formula="of:=ROUND([.$E15])+[.G15]" office:value-type="float" office:value="41796.739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8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6])+[.F16]" office:value-type="float" office:value="41796.6458333333">
            <text:p>.</text:p>
          </table:table-cell>
          <table:table-cell table:formula="of:=ROUND([.$E16])+[.G16]" office:value-type="float" office:value="41796.68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8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30M00S">
            <text:p>17:30</text:p>
          </table:table-cell>
          <table:table-cell office:value-type="float" office:value="30">
            <text:p>30</text:p>
          </table:table-cell>
          <table:table-cell table:formula="of:=ROUND([.$E17])+[.F17]" office:value-type="float" office:value="41796.6666666667">
            <text:p>.</text:p>
          </table:table-cell>
          <table:table-cell table:formula="of:=ROUND([.$E17])+[.G17]" office:value-type="float" office:value="41796.7291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9">
          <table:table-cell table:number-columns-repeated="10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3">
          <table:table-cell office:value-type="string">
            <text:p>作業記録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/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2" office:value-type="string">
            <text:p>達成率(%)</text:p>
          </table:table-cell>
          <table:table-cell table:style-name="ce22" table:number-columns-repeated="2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table:style-name="ce16"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20])+[.F20]" office:value-type="float" office:value="41789.6527777778">
            <text:p>.</text:p>
          </table:table-cell>
          <table:table-cell table:formula="of:=ROUND([.$E20])+[.G20]" office:value-type="float" office:value="41789.6666666667">
            <text:p>.</text:p>
          </table:table-cell>
          <table:table-cell table:number-columns-repeated="48"/>
          <table:table-cell table:style-name="ce29"/>
          <table:table-cell table:number-columns-repeated="965"/>
        </table:table-row>
        <table:table-row table:style-name="ro3">
          <table:table-cell/>
          <table:table-cell office:value-type="float" office:value="1.2">
            <text:p>1.2</text:p>
          </table:table-cell>
          <table:table-cell office:value-type="string">
            <text:p>システム提案書作成</text:p>
          </table:table-cell>
          <table:table-cell office:value-type="string">
            <text:p>清水駿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21])+[.F21]" office:value-type="float" office:value="41789.6736111111">
            <text:p>.</text:p>
          </table:table-cell>
          <table:table-cell table:formula="of:=ROUND([.$E21])+[.G21]" office:value-type="float" office:value="41789.72916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45M00S">
            <text:p>17:45</text:p>
          </table:table-cell>
          <table:table-cell office:value-type="float" office:value="10">
            <text:p>10</text:p>
          </table:table-cell>
          <table:table-cell table:formula="of:=ROUND([.$E22])+[.F22]" office:value-type="float" office:value="41789.6736111111">
            <text:p>.</text:p>
          </table:table-cell>
          <table:table-cell table:formula="of:=ROUND([.$E22])+[.G22]" office:value-type="float" office:value="41789.7395833333">
            <text:p>.</text:p>
          </table:table-cell>
          <table:table-cell table:number-columns-repeated="1014"/>
        </table:table-row>
        <table:table-row table:style-name="ro3">
          <table:table-cell/>
          <table:table-cell table:style-name="ce15" office:value-type="float" office:value="1.3">
            <text:p>1.3</text:p>
          </table:table-cell>
          <table:table-cell office:value-type="string">
            <text:p>ユースケース図</text:p>
          </table:table-cell>
          <table:table-cell table:style-name="ce16"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09M00S">
            <text:p>17:09</text:p>
          </table:table-cell>
          <table:table-cell office:value-type="float" office:value="100">
            <text:p>100</text:p>
          </table:table-cell>
          <table:table-cell table:formula="of:=ROUND([.$E23])+[.F23]" office:value-type="float" office:value="41789.6805555556">
            <text:p>.</text:p>
          </table:table-cell>
          <table:table-cell table:formula="of:=ROUND([.$E23])+[.G23]" office:value-type="float" office:value="41789.7145833333">
            <text:p>.</text:p>
          </table:table-cell>
          <table:table-cell table:number-columns-repeated="1014"/>
        </table:table-row>
        <table:table-row table:style-name="ro3">
          <table:table-cell/>
          <table:table-cell table:style-name="Default" office:value-type="float" office:value="1.3">
            <text:p>1.3</text:p>
          </table:table-cell>
          <table:table-cell office:value-type="string">
            <text:p>ユースケース記述</text:p>
          </table:table-cell>
          <table:table-cell table:style-name="ce16" office:value-type="string">
            <text:p>上前、津崎</text:p>
          </table:table-cell>
          <table:table-cell table:style-name="ce19" office:value-type="date" office:date-value="2014-05-30">
            <text:p>5月30日</text:p>
          </table:table-cell>
          <table:table-cell office:value-type="time" office:time-value="PT17H12M00S">
            <text:p>17:1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24])+[.F24]" office:value-type="float" office:value="41789.7166666667">
            <text:p>.</text:p>
          </table:table-cell>
          <table:table-cell table:formula="of:=ROUND([.$E24])+[.G24]" office:value-type="float" office:value="41789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25])+[.F25]" office:value-type="float" office:value="41789.7083333333">
            <text:p>.</text:p>
          </table:table-cell>
          <table:table-cell table:formula="of:=ROUND([.$E25])+[.G25]" office:value-type="float" office:value="41789.7361111111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26])+[.F26]" office:value-type="float" office:value="41796.6875">
            <text:p>.</text:p>
          </table:table-cell>
          <table:table-cell table:formula="of:=ROUND([.$E26])+[.G26]" office:value-type="float" office:value="41796.7291666667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50M00S">
            <text:p>17:5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27])+[.F27]" office:value-type="float" office:value="41796.7430555556">
            <text:p>.</text:p>
          </table:table-cell>
          <table:table-cell table:formula="of:=ROUND([.$E27])+[.G27]" office:value-type="float" office:value="41796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55M00S">
            <text:p>17:55</text:p>
          </table:table-cell>
          <table:table-cell office:value-type="float" office:value="100">
            <text:p>100</text:p>
          </table:table-cell>
          <table:table-cell table:formula="of:=ROUND([.$E28])+[.F28]" office:value-type="float" office:value="41796.7256944444">
            <text:p>.</text:p>
          </table:table-cell>
          <table:table-cell table:formula="of:=ROUND([.$E28])+[.G28]" office:value-type="float" office:value="41796.7465277778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29])+[.F29]" office:value-type="float" office:value="41796.6458333333">
            <text:p>.</text:p>
          </table:table-cell>
          <table:table-cell table:formula="of:=ROUND([.$E29])+[.G29]" office:value-type="float" office:value="41796.68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25M00S">
            <text:p>17:25</text:p>
          </table:table-cell>
          <table:table-cell office:value-type="float" office:value="30">
            <text:p>30</text:p>
          </table:table-cell>
          <table:table-cell table:formula="of:=ROUND([.$E30])+[.F30]" office:value-type="float" office:value="41796.6666666667">
            <text:p>.</text:p>
          </table:table-cell>
          <table:table-cell table:formula="of:=ROUND([.$E30])+[.G30]" office:value-type="float" office:value="41796.7256944444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2.6">
            <text:p>2.6</text:p>
          </table:table-cell>
          <table:table-cell office:value-type="string">
            <text:p>システム提案書改善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31])+[.F31]" office:value-type="float" office:value="41796.6666666667">
            <text:p>.</text:p>
          </table:table-cell>
          <table:table-cell table:formula="of:=ROUND([.$E31])+[.G31]" office:value-type="float" office:value="41796.6875">
            <text:p>.</text:p>
          </table:table-cell>
          <table:table-cell table:number-columns-repeated="1014"/>
        </table:table-row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2014/06/06</text:date>, <text:time>18:1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1H28M33S</meta:editing-duration>
    <meta:editing-cycles>10</meta:editing-cycles>
    <meta:generator>OpenOffice/4.1.0$Unix OpenOffice.org_project/410m18$Build-9764</meta:generator>
    <dc:date>2014-06-06T18:18:54</dc:date>
    <dc:creator>清水 駿　</dc:creator>
    <meta:document-statistic meta:table-count="5" meta:cell-count="282" meta:object-count="0"/>
  </office:meta>
</office:document-meta>
</file>